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style:font-name="FreeSans"/>
    </style:style>
    <style:style style:name="P2" style:family="paragraph" style:parent-style-name="Text_20_body">
      <style:text-properties style:font-name="FreeSans" officeooo:rsid="001b90a1" officeooo:paragraph-rsid="001b90a1"/>
    </style:style>
    <style:style style:name="T1" style:family="text">
      <style:text-properties officeooo:rsid="001b90a1"/>
    </style:style>
    <style:style style:name="T2" style:family="text">
      <style:text-properties officeooo:rsid="001cca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Texture Matrices</text:span> </text:h>
      <text:p text:style-name="P1"/>
      <text:p text:style-name="P2">Texture <text:s/>UV Matrices allow for complexly animated or static manipulation of the texture mapping.</text:p>
      <text:p text:style-name="P2">It makes it very simple to animate different textures individually without the need of multiple UV layers.</text:p>
      <text:p text:style-name="P2">More complex animations can be achieved using custom shader code inside a JSON material, <text:span text:style-name="T2">as seen in the water materi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in" fo:page-height="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02:28:58.830133387</meta:creation-date>
    <meta:editing-duration>PT7M2S</meta:editing-duration>
    <meta:editing-cycles>7</meta:editing-cycles>
    <meta:generator>LibreOffice/5.1.4.2$Linux_X86_64 LibreOffice_project/10m0$Build-2</meta:generator>
    <dc:date>2017-01-29T02:36:03.327694858</dc:date>
    <meta:document-statistic meta:table-count="0" meta:image-count="0" meta:object-count="0" meta:page-count="1" meta:paragraph-count="4" meta:word-count="53" meta:character-count="338" meta:non-whitespace-character-count="287"/>
  </office:meta>
</office:document-meta>
</file>